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00000008066C4767C16E674F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9999" draw:textarea-horizontal-align="justify" draw:textarea-vertical-align="middle" draw:auto-grow-height="false" fo:min-height="4.55cm" fo:min-width="6.5cm"/>
    </style:style>
    <style:style style:name="gr2" style:family="graphic" style:parent-style-name="standard">
      <style:graphic-properties draw:fill-color="#999999" draw:textarea-horizontal-align="justify" draw:textarea-vertical-align="middle" draw:auto-grow-height="false" fo:min-height="0.95cm" fo:min-width="0.7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35cm" fo:min-width="0.3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cm" fo:min-width="1.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cm" fo:min-width="1.8cm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16cm" fo:min-width="2.652cm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009999"/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ffff99" style:font-name="Verdana" fo:font-size="96pt" fo:font-weight="bold" style:font-size-asian="96pt" style:font-weight-asian="bold" style:font-size-complex="96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ffcc00" style:font-name="Verdana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>
          <draw:custom-shape draw:style-name="gr1" draw:text-style-name="P1" draw:layer="layout" svg:width="7cm" svg:height="4.8cm" svg:x="11cm" svg:y="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2cm" svg:height="1.2cm" svg:x="11cm" svg:y="8.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8cm" svg:height="0.6cm" svg:x="11cm" svg:y="11.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2.2cm" svg:height="0.2cm" svg:x="12.4cm" svg:y="8.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3cm" svg:height="0.2cm" svg:x="15.3cm" svg:y="8.4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4" draw:layer="layout" svg:width="5.8cm" svg:height="5.8cm" svg:x="12cm" svg:y="7.6cm">
            <draw:image xlink:href="Pictures/10000201000000800000008066C4767C16E674F9.png" xlink:type="simple" xlink:show="embed" xlink:actuate="onLoad">
              <text:p/>
            </draw:image>
          </draw:frame>
          <draw:frame draw:style-name="gr7" draw:text-style-name="P5" draw:layer="layout" svg:width="3.152cm" svg:height="4.366cm" svg:x="13.648cm" svg:y="8.4cm">
            <draw:text-box>
              <text:p><text:span text:style-name="T1">R</text:span></text:p>
            </draw:text-box>
          </draw:frame>
          <draw:custom-shape draw:style-name="gr4" draw:text-style-name="P3" draw:layer="layout" svg:width="2.2cm" svg:height="0.2cm" svg:x="12.4cm" svg:y="12.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3cm" svg:height="0.2cm" svg:x="15.3cm" svg:y="12.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2T20:49:26.131000000</meta:creation-date>
    <dc:date>2017-02-03T14:03:02.615446282</dc:date>
    <meta:editing-duration>PT6M11S</meta:editing-duration>
    <meta:editing-cycles>4</meta:editing-cycles>
    <meta:generator>LibreOffice/5.1.4.2$Linux_X86_64 LibreOffice_project/10m0$Build-2</meta:generator>
    <meta:document-statistic meta:object-count="33"/>
  </office:meta>
</office:document-meta>
</file>